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4" table:number-rows-spanned="1">
            <text:p>Architectures</text:p>
          </table:table-cell>
          <table:covered-table-cell table:number-columns-repeated="13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2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2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portes logiques</text:p>
          </table:table-cell>
          <table:table-cell table:style-name="ce94" office:value-type="string" calcext:value-type="string">
            <text:p>éval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2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5"/>
          <table:table-cell table:style-name="ce26" table:number-columns-repeated="40"/>
          <table:table-cell table:style-name="ce28" table:number-columns-repeated="952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2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8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4"/>
          <table:table-cell table:number-columns-repeated="998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table:number-columns-repeated="25"/>
          <table:table-cell table:style-name="ce32" table:number-columns-repeated="40"/>
          <table:table-cell table:style-name="ce33" table:number-columns-repeated="95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2"/>
          <table:table-cell table:number-columns-repeated="100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2"/>
          <table:table-cell table:number-columns-repeated="100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5:48:59.82996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15T12:58:35.492874168</dc:date>
    <meta:editing-duration>P40DT15H11M29S</meta:editing-duration>
    <meta:editing-cycles>505</meta:editing-cycles>
    <meta:generator>LibreOffice/6.1.5.2$Linux_X86_64 LibreOffice_project/10$Build-2</meta:generator>
    <meta:document-statistic meta:table-count="3" meta:cell-count="447" meta:object-count="0"/>
  </office:meta>
</office:document-meta>
</file>